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í(468),</text:p>
      <text:p text:style-name="P1">bien(49),</text:p>
      <text:p text:style-name="P1">mismo(1),</text:p>
      <text:p text:style-name="P1">ahora(41),</text:p>
      <text:p text:style-name="P1">aquí(38),</text:p>
      <text:p text:style-name="P1">sólo(10),</text:p>
      <text:p text:style-name="P1">después(8),</text:p>
      <text:p text:style-name="P1">simplemente(5),</text:p>
      <text:p text:style-name="P1">ya(148),</text:p>
      <text:p text:style-name="P1">más(97),</text:p>
      <text:p text:style-name="P1">también(59),</text:p>
      <text:p text:style-name="P1">entonces(55),</text:p>
      <text:p text:style-name="P1">tampoco(8),</text:p>
      <text:p text:style-name="P1">muy(113),</text:p>
      <text:p text:style-name="P1">exactamente(9),</text:p>
      <text:p text:style-name="P1">hoy(9),</text:p>
      <text:p text:style-name="P1">claro(151),</text:p>
      <text:p text:style-name="P1">siempre(18),</text:p>
      <text:p text:style-name="P1">precisamente(1),</text:p>
      <text:p text:style-name="P1">siquiera(5),</text:p>
      <text:p text:style-name="P1">mucho(27),</text:p>
      <text:p text:style-name="P1">ahí(38),</text:p>
      <text:p text:style-name="P1">tan(17),</text:p>
      <text:p text:style-name="P1">mal(8),</text:p>
      <text:p text:style-name="P1">probablemente(4),</text:p>
      <text:p text:style-name="P1">nada(1),</text:p>
      <text:p text:style-name="P1">desde_luego(2),</text:p>
      <text:p text:style-name="P1">tanto(3),</text:p>
      <text:p text:style-name="P1">antiguamente(1),</text:p>
      <text:p text:style-name="P1">luego(40),</text:p>
      <text:p text:style-name="P1">poco(8),</text:p>
      <text:p text:style-name="P1">justo(1),</text:p>
      <text:p text:style-name="P1">tontamente(1),</text:p>
      <text:p text:style-name="P1">abajo(2),</text:p>
      <text:p text:style-name="P1">así(46),</text:p>
      <text:p text:style-name="P1">todavía(17),</text:p>
      <text:p text:style-name="P1">en_todo_caso(1),</text:p>
      <text:p text:style-name="P1">directamente(2),</text:p>
      <text:p text:style-name="P1">pregun(2),</text:p>
      <text:p text:style-name="P1">normalmente(4),</text:p>
      <text:p text:style-name="P1">de_repente(1),</text:p>
      <text:p text:style-name="P1">completamente(1),</text:p>
      <text:p text:style-name="P1">por_lo_menos(7),</text:p>
      <text:p text:style-name="P1">casi(9),</text:p>
      <text:p text:style-name="P1">demasiado(1),</text:p>
      <text:p text:style-name="P1">además(22),</text:p>
      <text:p text:style-name="P1"><text:soft-page-break/>antes(5),</text:p>
      <text:p text:style-name="P1">primero(5),</text:p>
      <text:p text:style-name="P1">por_favor(1),</text:p>
      <text:p text:style-name="P1">allí(7),</text:p>
      <text:p text:style-name="P1">menos(13),</text:p>
      <text:p text:style-name="P1">verdaderamente(2),</text:p>
      <text:p text:style-name="P1">enseguida(1),</text:p>
      <text:p text:style-name="P1">terriblemente(1),</text:p>
      <text:p text:style-name="P1">efectivamente(5),</text:p>
      <text:p text:style-name="P1">igual(3),</text:p>
      <text:p text:style-name="P1">incluso(7),</text:p>
      <text:p text:style-name="P1">atrás(1),</text:p>
      <text:p text:style-name="P1">boni(1),</text:p>
      <text:p text:style-name="P1">malamente(1),</text:p>
      <text:p text:style-name="P1">ayer(2),</text:p>
      <text:p text:style-name="P1">a_escondidas(1),</text:p>
      <text:p text:style-name="P1">de_todos_modos(1),</text:p>
      <text:p text:style-name="P1">históricamente(1),</text:p>
      <text:p text:style-name="P1">decididamente(1),</text:p>
      <text:p text:style-name="P1">algo(2),</text:p>
      <text:p text:style-name="P1">solamente(2),</text:p>
      <text:p text:style-name="P1">adelante(2),</text:p>
      <text:p text:style-name="P1">fenomenalmente(1),</text:p>
      <text:p text:style-name="P1">ojalá(1),</text:p>
      <text:p text:style-name="P1">bastante(7),</text:p>
      <text:p text:style-name="P1">realmente(1),</text:p>
      <text:p text:style-name="P1">nunca(11),</text:p>
      <text:p text:style-name="P1">objetivamente(1),</text:p>
      <text:p text:style-name="P1">encima(4),</text:p>
      <text:p text:style-name="P1">perfectamente(2),</text:p>
      <text:p text:style-name="P1">cerca(1),</text:p>
      <text:p text:style-name="P1">cien_por_cien(1),</text:p>
      <text:p text:style-name="P1">por_ejemplo(3),</text:p>
      <text:p text:style-name="P1">supertarde(1),</text:p>
      <text:p text:style-name="P1">aparentemente(1),</text:p>
      <text:p text:style-name="P1">tranquilamente(1),</text:p>
      <text:p text:style-name="P1">ni_mucho_menos(1),</text:p>
      <text:p text:style-name="P1">personalmente(1),</text:p>
      <text:p text:style-name="P1">fuera(1),</text:p>
      <text:p text:style-name="P1">políticamente(1),</text:p>
      <text:p text:style-name="P1">recién(2),</text:p>
      <text:p text:style-name="P1">pronto(1),</text:p>
      <text:p text:style-name="P1">de_todas_maneras(2),</text:p>
      <text:p text:style-name="P1">absolutamente(3),</text:p>
      <text:p text:style-name="P1">dentro(2),</text:p>
      <text:p text:style-name="P1">pareci(1),</text:p>
      <text:p text:style-name="P1"><text:soft-page-break/>junto(1),</text:p>
      <text:p text:style-name="P1">boca_arriba(1),</text:p>
      <text:p text:style-name="P1">despacio(1),</text:p>
      <text:p text:style-name="P1">secamente(1),</text:p>
      <text:p text:style-name="P1">generalmente(2),</text:p>
      <text:p text:style-name="P1">pues_bien(1),</text:p>
      <text:p text:style-name="P1">arriba(1),</text:p>
      <text:p text:style-name="P1">debajo(1),</text:p>
      <text:p text:style-name="P1">mañana(1),</text:p>
      <text:p text:style-name="P1">según_como(1),</text:p>
      <text:p text:style-name="P1">tanto_por_ciento(1),</text:p>
      <text:p text:style-name="P1">totalmente(1),</text:p>
      <text:p text:style-name="P1">lógicamente(1),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0:15:44</meta:creation-date>
    <meta:document-statistic meta:table-count="0" meta:image-count="0" meta:object-count="0" meta:page-count="3" meta:paragraph-count="105" meta:word-count="105" meta:character-count="1299"/>
    <dc:date>2016-05-30T20:50:56</dc:date>
    <meta:editing-duration>PT1M</meta:editing-duration>
    <meta:editing-cycles>1</meta:editing-cycles>
    <meta:generator>OpenOffice.org/3.4$Unix OpenOffice.org_project/340m1$Build-9590</meta:generator>
  </office:meta>
</office:document-meta>
</file>